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text-indent="0cm" style:auto-text-indent="false" fo:padding="0cm" fo:border="non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paragraph-properties fo:padding="0cm" fo:border="none"/>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Text_20_body">
      <style:paragraph-properties fo:margin-left="0cm" fo:margin-right="0cm" fo:text-indent="0cm" style:auto-text-indent="false"/>
      <style:text-properties loext:padding="0cm" loext:border="none"/>
    </style:style>
    <style:style style:name="T1" style:family="text">
      <style:text-propertie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njour hexahack, je suis l'administrateur du forum. Bienvenue sur <text:span text:style-name="T1">CryptBB</text:span> !</text:p>
      <text:p text:style-name="P4">À propos de nous : Nous sommes un forum privé opérant sur le <text:span text:style-name="T1">dark web</text:span> depuis 2017 et avons commencé à accepter les candidatures de membres pour rejoindre notre communauté privée le 1er janvier 2018. La communauté a récemment décidé qu'il était préférable de lancer un forum public pour tous, quel que soit leur niveau de compétence, afin de poser des questions et d'interagir avec notre communauté. Nous restons avant tout un forum privé, car la majorité de nos forums sont interdits aux nouveaux membres et exigent que les membres postent une candidature dans le forum des introductions et prouvent leurs compétences pour devenir membre à part entière. Pour obtenir le mot de passe de ce forum, vous devez relever un défi de base. Vous trouverez ci-dessous plus d'informations sur le processus de candidature, mais nous encourageons les nouveaux membres à se familiariser d'abord avec notre forum et à interagir avec notre communauté, car cela vous donnera plus de mérite lors de l'examen de votre candidature.</text:p>
      <text:p text:style-name="P4">Vous êtes libre de parcourir nos forums publics situés sur l'index du forum. Les nouveaux utilisateurs peuvent y discuter publiquement du <text:span text:style-name="T1">piratage</text:span>, de la <text:span text:style-name="T1">programmation</text:span>, du darknet et d'autres discussions générales.</text:p>
      <text:p text:style-name="P4">Nous avons également une communauté privée exclusive. Si vous souhaitez devenir membre, vous devez avoir au moins 3 messages dans les forums publics, sinon votre candidature sera ignorée. Ensuite, vous devez relever un défi de base pour obtenir le mot de passe du forum. Ensuite, vous devez copier le format officiel d'introduction, le remplir et le publier dans le forum d'introduction. Votre candidature sera examinée et acceptée ou refusée. Si votre candidature est refusée, veuillez attendre au moins 60 jours avant de postuler à nouveau, sinon votre nouvelle candidature sera ignorée. Vous pouvez continuer à publier dans le forum public comme moyen secondaire de prouver votre valeur à la communauté.</text:p>
      <text:p text:style-name="P4">AVANT DE POSTULER : Vous devez posséder l'une des compétences suivantes, car nous n'avons pas de défis actuellement disponibles pour tester d'autres compétences (pour prouver d'autres compétences, partagez simplement des informations dans les forums publics et vous pourrez être ajouté par un administrateur) :</text:p>
      <text:p text:style-name="P5">plaintext</text:p>
      <text:p text:style-name="P1"><text:span text:style-name="Source_20_Text"><text:span text:style-name="T1">Programmation</text:span></text:span></text:p>
      <text:p text:style-name="P3"><text:span text:style-name="Source_20_Text"><text:span text:style-name="T1">Piratage</text:span></text:span></text:p>
      <text:p text:style-name="P3"><text:span text:style-name="Source_20_Text"><text:span text:style-name="T1">Développement de logiciels malveillants</text:span></text:span></text:p>
      <text:p text:style-name="P2"><text:span text:style-name="Source_20_Text"><text:span text:style-name="T1">Ingénierie inverse</text:span></text:span></text:p>
      <text:p text:style-name="P4">Vous devez inclure les compétences pertinentes, ce que vous pouvez apporter au forum et pourquoi vous souhaitez vous joindre à nous.</text:p>
      <text:p text:style-name="P4">Vous ne devez pas inclure d'informations personnelles telles que votre lieu de résidence, votre nom ou vos coordonnées.</text:p>
      <text:p text:style-name="P4">Vous devez poser des questions et interagir avec la communauté pendant le traitement de votre candidature.</text:p>
      <text:p text:style-name="P4">Si vous souhaitez proposer un produit/service au forum (au lieu de devenir membre), veuillez lire notre article sur les candidatures des vendeurs.</text:p>
      <text:p text:style-name="P4">Si vous avez des questions, faites-le moi savoir.</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4T13:05:25.487000000</meta:creation-date>
    <dc:date>2024-12-14T13:05:47.363000000</dc:date>
    <meta:editing-duration>PT24S</meta:editing-duration>
    <meta:editing-cycles>1</meta:editing-cycles>
    <meta:document-statistic meta:table-count="0" meta:image-count="0" meta:object-count="0" meta:page-count="2" meta:paragraph-count="15" meta:word-count="456" meta:character-count="2956" meta:non-whitespace-character-count="2515"/>
    <meta:generator>LibreOffice/7.6.6.3$Windows_X86_64 LibreOffice_project/d97b2716a9a4a2ce1391dee1765565ea469b0ae7</meta:generator>
  </office:meta>
</office:document-meta>
</file>